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COSER VARGAS MARITZA JACKELIN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984799</text:p>
          </table:table-cell>
          <table:table-cell table:style-name="Tabla1.E2" office:value-type="string">
            <text:p text:style-name="P10"><text:span text:style-name="T1">Ruc</text:span>:1043984799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955938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COSER VARGAS MARITZA JACKELINN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847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4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9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184</text:span></text:p>
          </table:table-cell>
          <table:table-cell table:style-name="Tabla2.A2" office:value-type="string">
            <text:p text:style-name="P4"><text:span text:style-name="T5">690.00</text:span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BVA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TARIFA S/40 X CAJA + S/6.00 X CAJA (SERVICIO DE RECOJO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3T23:25:0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